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Что не Быстрыкин личность в Щекино спорная. И патом что значит Фигурять фигуряют у вас, назвая Школу чем то другим. Допустим что это камфорная среда проживания...Деликатней Петр Ильин Командир сетки в очках...Уже создана ему группа божию коровок и нормальных жуков так как на марсе ничего другого не пасут. Городская атмосфера еще больше разрядиться...Петр Налич лично так сказать тет а тет.И его барды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Сергей Молочников</meta:initial-creator>
    <meta:creation-date>2023-05-15T16:53:50.92</meta:creation-date>
    <dc:date>2023-05-18T08:57:02.18</dc:date>
    <dc:creator>Сергей Молочников</dc:creator>
    <meta:editing-duration>PT5M42S</meta:editing-duration>
    <meta:editing-cycles>3</meta:editing-cycles>
    <meta:generator>OpenOffice/4.1.8$Win32 OpenOffice.org_project/418m3$Build-9803</meta:generator>
    <meta:document-statistic meta:table-count="0" meta:image-count="0" meta:object-count="0" meta:page-count="1" meta:paragraph-count="1" meta:word-count="62" meta:character-count="405"/>
  </office:meta>
</office:document-meta>
</file>